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 style:list-style-name="L3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Table post = postRepository.findById(post_id) .orElseThrow(()-&gt; new IllegalArgumentException("NO POST ID")); PostTable table = postRepository.findById(id) .orElseThrow(()-&gt;new ResolutionException("게시글 없음")); 에서 IllegalArgumentException 와 ResolutionException의 차이가 뭐야?</text:p>
      <text:h text:style-name="Heading_20_6" text:outline-level="6">ChatGPT의 말:</text:h>
      <text:p text:style-name="Text_20_body">ChatGPT</text:p>
      <text:p text:style-name="Text_20_body"><text:span text:style-name="Source_20_Text">IllegalArgumentException</text:span>과 <text:span text:style-name="Source_20_Text">ResolutionException</text:span>은 둘 다 예외(Exception) 클래스이지만, 그들의 <text:span text:style-name="Strong_20_Emphasis">의도와 용도</text:span>는 다릅니다. 각각의 차이를 아래에서 설명하겠습니다.</text:p>
      <text:h text:style-name="Heading_20_3" text:outline-level="3">1. <text:span text:style-name="Strong_20_Emphasis">IllegalArgumentException</text:span></text:h>
      <text:p text:style-name="Text_20_body">**<text:span text:style-name="Source_20_Text">IllegalArgumentException</text:span>**는 Java에서 기본 제공되는 **런타임 예외(Runtime Exception)**입니다. 이 예외는 <text:span text:style-name="Strong_20_Emphasis">잘못된 또는 부적합한 인자가 메서드에 전달될 때</text:span> 발생합니다.</text:p>
      <text:list xml:id="list3993614439933281730" text:style-name="L1">
        <text:list-item>
          <text:p text:style-name="P7"><text:span text:style-name="Strong_20_Emphasis">의도</text:span>: 메서드에 전달된 인자가 유효하지 않거나 기대한 값의 범위 밖일 때 사용합니다.</text:p>
        </text:list-item>
        <text:list-item>
          <text:p text:style-name="P7"><text:span text:style-name="Strong_20_Emphasis">주 용도</text:span>: 메서드의 호출자가 잘못된 인자를 전달했을 때 이를 나타내기 위한 표준적인 방법입니다.</text:p>
        </text:list-item>
        <text:list-item>
          <text:p text:style-name="P4"><text:span text:style-name="Strong_20_Emphasis">발생 상황</text:span>: 예를 들어, <text:span text:style-name="Source_20_Text">null</text:span>이 허용되지 않는 메서드에 <text:span text:style-name="Source_20_Text">null</text:span>을 전달하거나, 숫자 범위를 벗어난 값을 인자로 전달할 때 주로 발생합니다.</text:p>
        </text:list-item>
      </text:list>
      <text:p text:style-name="Text_20_body"><text:span text:style-name="Strong_20_Emphasis">예시:</text:span></text:p>
      <text:p text:style-name="Preformatted_20_Text">java</text:p>
      <text:p text:style-name="Preformatted_20_Text">코드 복사</text:p>
      <text:p text:style-name="P2"><text:span text:style-name="Source_20_Text">public void setAge(int age) {</text:span></text:p>
      <text:p text:style-name="P2"><text:span text:style-name="Source_20_Text"><text:s text:c="4"/>if (age &lt; 0) {</text:span></text:p>
      <text:p text:style-name="P2"><text:span text:style-name="Source_20_Text"><text:s text:c="8"/>throw new IllegalArgumentException("Age cannot be negative");</text:span></text:p>
      <text:p text:style-name="P2"><text:span text:style-name="Source_20_Text"><text:s text:c="4"/>}</text:span></text:p>
      <text:p text:style-name="P3"><text:span text:style-name="Source_20_Text">}</text:span></text:p>
      <text:h text:style-name="Heading_20_3" text:outline-level="3">2. <text:span text:style-name="Strong_20_Emphasis">ResolutionException</text:span></text:h>
      <text:p text:style-name="Text_20_body">**<text:span text:style-name="Source_20_Text">ResolutionException</text:span>**은 표준 Java API에서 제공되는 예외는 아니며, 특정 라이브러리 또는 애플리케이션에서 정의된 <text:span text:style-name="Strong_20_Emphasis">사용자 정의 예외</text:span>일 가능성이 큽니다.</text:p>
      <text:list xml:id="list16537528744745043" text:style-name="L2">
        <text:list-item>
          <text:p text:style-name="P8"><text:span text:style-name="Strong_20_Emphasis">의도</text:span>: 주로 어떤 객체나 자원의 <text:span text:style-name="Strong_20_Emphasis">해결(Resolution)</text:span> 과정에서 문제가 발생했을 때 사용됩니다. 예를 들어, 데이터베이스나 다른 외부 시스템에서 특정 값을 찾지 못했을 때 이 예외를 던질 수 있습니다.</text:p>
        </text:list-item>
        <text:list-item>
          <text:p text:style-name="P8"><text:span text:style-name="Strong_20_Emphasis">주 용도</text:span>: 객체나 자원을 식별하고 그에 대한 정보를 찾을 때, 그 자원이 없거나 처리할 수 없는 경우에 사용될 수 있습니다.</text:p>
        </text:list-item>
        <text:list-item>
          <text:p text:style-name="P5"><text:span text:style-name="Strong_20_Emphasis">발생 상황</text:span>: 특정 객체나 자원이 없거나, 처리할 수 없는 경우. 예를 들어, 게시글을 찾을 수 없거나, 리소스가 존재하지 않을 때 던질 수 있습니다.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예시:</text:span></text:p>
      <text:p text:style-name="Preformatted_20_Text">java</text:p>
      <text:p text:style-name="Preformatted_20_Text">코드 복사</text:p>
      <text:p text:style-name="P2"><text:span text:style-name="Source_20_Text">public PostTable findPostById(Long id) {</text:span></text:p>
      <text:p text:style-name="P2"><text:span text:style-name="Source_20_Text"><text:s text:c="4"/>return postRepository.findById(id)</text:span></text:p>
      <text:p text:style-name="P2"><text:span text:style-name="Source_20_Text"><text:s text:c="8"/>.orElseThrow(() -&gt; new ResolutionException("게시글 없음"));</text:span></text:p>
      <text:p text:style-name="P3"><text:span text:style-name="Source_20_Text">}</text:span></text:p>
      <text:h text:style-name="Heading_20_3" text:outline-level="3"><text:span text:style-name="Strong_20_Emphasis">차이점 요약</text:span>:</text:h>
      <text:list xml:id="list6812442906609108090" text:style-name="L3">
        <text:list-item>
          <text:p text:style-name="P6"><text:span text:style-name="Strong_20_Emphasis">IllegalArgumentException</text:span>:</text:p>
          <text:list>
            <text:list-item>
              <text:p text:style-name="P9">자바 표준 예외.</text:p>
            </text:list-item>
            <text:list-item>
              <text:p text:style-name="P9">메서드 인자가 잘못되었을 때 던짐.</text:p>
            </text:list-item>
            <text:list-item>
              <text:p text:style-name="P9">주로 메서드 내부에서 인자가 유효하지 않은 경우 사용.</text:p>
            </text:list-item>
          </text:list>
        </text:list-item>
        <text:list-item>
          <text:p text:style-name="P6"><text:span text:style-name="Strong_20_Emphasis">ResolutionException</text:span>:</text:p>
          <text:list>
            <text:list-item>
              <text:p text:style-name="P9">사용자 정의 예외일 가능성이 큼.</text:p>
            </text:list-item>
            <text:list-item>
              <text:p text:style-name="P9">자원이나 객체를 찾을 수 없거나 해결할 수 없을 때 던짐.</text:p>
            </text:list-item>
            <text:list-item>
              <text:p text:style-name="P6">주로 리소스가 존재하지 않거나 식별할 수 없을 때 사용.</text:p>
            </text:list-item>
          </text:list>
        </text:list-item>
      </text:list>
      <text:p text:style-name="Text_20_body">따라서 위 두 예외의 차이점은, **<text:span text:style-name="Source_20_Text">IllegalArgumentException</text:span>**은 잘못된 인자가 전달된 경우에 사용되고, **<text:span text:style-name="Source_20_Text">ResolutionException</text:span>**은 <text:span text:style-name="Strong_20_Emphasis">리소스를 찾지 못했거나 식별할 수 없는 경우</text:span>에 주로 사용된다는 점입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2T15:37:04.44</meta:creation-date>
    <meta:document-statistic meta:table-count="0" meta:image-count="0" meta:object-count="0" meta:page-count="2" meta:paragraph-count="39" meta:word-count="762" meta:character-count="1739"/>
    <dc:date>2024-09-12T15:37:53.99</dc:date>
    <meta:editing-duration>PT49S</meta:editing-duration>
    <meta:editing-cycles>1</meta:editing-cycles>
    <meta:generator>OpenOffice/4.1.15$Win32 OpenOffice.org_project/4115m2$Build-9813</meta:generator>
  </office:meta>
</office:document-meta>
</file>